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reate table stadt(id serial NOT NULL PRIMARY KEY,ort VARCHAR(40) NOT NULL);Insert into stadt (ort) values ('A'),('B'),('C'),('D'),('E')</text:span><text:bookmark text:name="_GoBack1"/><text:span text:style-name="T1">;CREATE TABLE public.routen(start integer NOT NULL,ziel integer NOT NULL,strecke integer NOT NULL,PRIMARY KEY (start, ziel))WITH (OIDS = FALSE);Insert into routen (start,ziel,strecke) values (1,2,5),(1,3,3),(2,4,6),(3,5,7),(1,4,5),(2,5,4) ;</text:span><text:bookmark text:name="_GoBack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rian Deiml</meta:initial-creator>
    <meta:editing-cycles>3</meta:editing-cycles>
    <meta:creation-date>2019-06-06T09:58:00</meta:creation-date>
    <dc:date>2019-07-01T19:04:47.56</dc:date>
    <meta:editing-duration>P0D</meta:editing-duration>
    <meta:generator>OpenOffice/4.1.3$Win32 OpenOffice.org_project/413m1$Build-9783</meta:generator>
    <meta:document-statistic meta:table-count="0" meta:image-count="0" meta:object-count="0" meta:page-count="1" meta:paragraph-count="1" meta:word-count="39" meta:character-count="376"/>
    <meta:user-defined meta:name="AppVersion">16.0000</meta:user-defined>
    <meta:user-defined meta:name="Company">Gymnasium Friedbe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